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NT_DPRAM_TB</text:p>
      <text:p text:style-name="Standard">library ieee;</text:p>
      <text:p text:style-name="Standard">use ieee.std_logic_1164.all;</text:p>
      <text:p text:style-name="Standard">use ieee.numeric_std.all;</text:p>
      <text:p text:style-name="Standard"/>
      <text:p text:style-name="Standard">-------------------------------------------------------------------------------</text:p>
      <text:p text:style-name="Standard"/>
      <text:p text:style-name="Standard">entity cnt_dpram_tb is</text:p>
      <text:p text:style-name="Standard"/>
      <text:p text:style-name="Standard">end entity cnt_dpram_tb;</text:p>
      <text:p text:style-name="Standard"/>
      <text:p text:style-name="Standard">-------------------------------------------------------------------------------</text:p>
      <text:p text:style-name="Standard"/>
      <text:p text:style-name="Standard">architecture cnt_dpram of cnt_dpram_tb is</text:p>
      <text:p text:style-name="Standard"/>
      <text:p text:style-name="Standard"><text:s text:c="2"/>-- component ports</text:p>
      <text:p text:style-name="Standard"><text:s text:c="2"/>signal CLK <text:s text:c="5"/>: std_logic := '1' ;</text:p>
      <text:p text:style-name="Standard"><text:s text:c="2"/>signal RST <text:s text:c="5"/>: std_logic;</text:p>
      <text:p text:style-name="Standard"><text:s text:c="2"/>signal DIR <text:s text:c="5"/>: std_logic_vector (7 downto 0):= (others =&gt; '0');</text:p>
      <text:p text:style-name="Standard"><text:s text:c="2"/>signal DIR_VLD <text:s/>: std_logic :='0';</text:p>
      <text:p text:style-name="Standard"><text:s text:c="2"/>signal DATO <text:s text:c="4"/>: std_logic_vector (7 downto 0):= (others =&gt; '0');</text:p>
      <text:p text:style-name="Standard"><text:s text:c="2"/>signal DATO_VLD : std_logic :='0';</text:p>
      <text:p text:style-name="Standard"><text:s text:c="2"/>signal ADDRESS <text:s/>: std_logic_vector(7 downto 0);</text:p>
      <text:p text:style-name="Standard"><text:s text:c="2"/>signal DATA <text:s text:c="4"/>: std_logic_vector(7 downto 0);</text:p>
      <text:p text:style-name="Standard"><text:s text:c="2"/>signal WE_DP1 <text:s text:c="2"/>: std_logic;</text:p>
      <text:p text:style-name="Standard"><text:s text:c="2"/>signal WE_DP2 <text:s text:c="2"/>: std_logic;</text:p>
      <text:p text:style-name="Standard"/>
      <text:p text:style-name="Standard">begin <text:s/>-- architecture cnt_dpram</text:p>
      <text:p text:style-name="Standard"/>
      <text:p text:style-name="Standard"><text:s text:c="2"/>-- component instantiation</text:p>
      <text:p text:style-name="Standard"><text:s text:c="2"/>DUT: entity work.cnt_dpram</text:p>
      <text:p text:style-name="Standard"><text:s text:c="4"/>port map (</text:p>
      <text:p text:style-name="Standard"><text:s text:c="6"/>CLK <text:s text:c="5"/>=&gt; CLK,</text:p>
      <text:p text:style-name="Standard"><text:s text:c="6"/>RST <text:s text:c="5"/>=&gt; RST,</text:p>
      <text:p text:style-name="Standard"><text:s text:c="6"/>DIR <text:s text:c="5"/>=&gt; DIR,</text:p>
      <text:p text:style-name="Standard"><text:s text:c="6"/>DIR_VLD <text:s/>=&gt; DIR_VLD,</text:p>
      <text:p text:style-name="Standard"><text:s text:c="6"/>DATO <text:s text:c="4"/>=&gt; DATO,</text:p>
      <text:p text:style-name="Standard"><text:s text:c="6"/>DATO_VLD =&gt; DATO_VLD,</text:p>
      <text:p text:style-name="Standard"><text:s text:c="6"/>ADDRESS <text:s/>=&gt; ADDRESS,</text:p>
      <text:p text:style-name="Standard"><text:s text:c="6"/>DATA <text:s text:c="4"/>=&gt; DATA,</text:p>
      <text:p text:style-name="Standard"><text:s text:c="6"/>WE_DP1 <text:s text:c="2"/>=&gt; WE_DP1,</text:p>
      <text:p text:style-name="Standard"><text:s text:c="6"/>WE_DP2 <text:s text:c="2"/>=&gt; WE_DP2);</text:p>
      <text:p text:style-name="Standard"/>
      <text:p text:style-name="Standard"><text:s text:c="2"/>-- clock generation</text:p>
      <text:p text:style-name="Standard"><text:s text:c="2"/>CLK &lt;= not CLK after 5 ns;</text:p>
      <text:p text:style-name="Standard"><text:s text:c="2"/>RST &lt;= '1', '0' after 50 ns;</text:p>
      <text:p text:style-name="Standard"/>
      <text:p text:style-name="Standard"><text:s text:c="2"/></text:p>
      <text:p text:style-name="Standard"><text:s text:c="2"/>process is</text:p>
      <text:p text:style-name="Standard"/>
      <text:p text:style-name="Standard"><text:s text:c="4"/>procedure dpram(Dvalue:in std_logic_vector(7 downto 0);</text:p>
      <text:p text:style-name="Standard"><text:s text:c="20"/>Dat:in integer;</text:p>
      <text:p text:style-name="Standard"><text:soft-page-break/><text:s text:c="20"/>Daux:in integer)is</text:p>
      <text:p text:style-name="Standard"><text:s text:c="6"/>begin</text:p>
      <text:p text:style-name="Standard"><text:s text:c="8"/>wait for 60 ns;</text:p>
      <text:p text:style-name="Standard"><text:s text:c="8"/>DIR &lt;= Dvalue;</text:p>
      <text:p text:style-name="Standard"><text:s text:c="8"/>DIR_VLD &lt;= '1';</text:p>
      <text:p text:style-name="Standard"><text:s text:c="8"/>wait for 10 ns;</text:p>
      <text:p text:style-name="Standard"><text:s text:c="8"/>DIR_VLD &lt;= '0';</text:p>
      <text:p text:style-name="Standard"><text:s text:c="8"/>wait for 40 ns;</text:p>
      <text:p text:style-name="Standard"><text:s text:c="8"/>DATO &lt;= std_logic_vector(to_unsigned(Dat+Daux, 8));</text:p>
      <text:p text:style-name="Standard"><text:s text:c="8"/>DATO_VLD &lt;= '1';</text:p>
      <text:p text:style-name="Standard"><text:s text:c="8"/>wait for 10 ns;</text:p>
      <text:p text:style-name="Standard"><text:s text:c="8"/>DATO_VLD &lt;= '0';</text:p>
      <text:p text:style-name="Standard"><text:s text:c="6"/>end procedure;</text:p>
      <text:p text:style-name="Standard"><text:s text:c="20"/></text:p>
      <text:p text:style-name="Standard"><text:s text:c="4"/></text:p>
      <text:p text:style-name="Standard"><text:s text:c="2"/>begin</text:p>
      <text:p text:style-name="Standard"><text:s text:c="4"/>wait for 100 ns;</text:p>
      <text:p text:style-name="Standard"><text:s text:c="4"/>for io in 0 to 5 loop</text:p>
      <text:p text:style-name="Standard"><text:s text:c="6"/>dpram(Dvalue =&gt; x"A1",Dat =&gt; 35,Daux =&gt; io);</text:p>
      <text:p text:style-name="Standard"><text:s text:c="4"/>end loop;</text:p>
      <text:p text:style-name="Standard"><text:s text:c="4"/>for iu in 0 to 10 loop</text:p>
      <text:p text:style-name="Standard"><text:s text:c="6"/>dpram(Dvalue =&gt; x"A2",Dat =&gt; 213,Daux =&gt; iu);</text:p>
      <text:p text:style-name="Standard"><text:s text:c="4"/>end loop;</text:p>
      <text:p text:style-name="Standard"><text:s text:c="4"/>dpram(Dvalue =&gt; x"AA",Dat =&gt; 73,Daux =&gt; 0);</text:p>
      <text:p text:style-name="Standard"><text:s text:c="4"/>for ie in 0 to 2 loop</text:p>
      <text:p text:style-name="Standard"><text:s text:c="6"/>dpram(Dvalue =&gt; x"A2",Dat =&gt; 11,Daux =&gt; ie);</text:p>
      <text:p text:style-name="Standard"><text:s text:c="4"/>end loop;</text:p>
      <text:p text:style-name="Standard"><text:s text:c="4"/>dpram(Dvalue =&gt; x"AA",Dat =&gt; 30,Daux =&gt; 1);</text:p>
      <text:p text:style-name="Standard"><text:s text:c="4"/>for ia in 0 to 2 loop</text:p>
      <text:p text:style-name="Standard"><text:s text:c="6"/>dpram(Dvalue =&gt; x"A1",Dat =&gt; 251,Daux =&gt; ia);</text:p>
      <text:p text:style-name="Standard"><text:s text:c="4"/>wait for 60 ns;</text:p>
      <text:p text:style-name="Standard"><text:s text:c="4"/>end loop;</text:p>
      <text:p text:style-name="Standard"><text:s text:c="4"/>assert True report "FINAL TEST" severity note;</text:p>
      <text:p text:style-name="Standard"><text:s text:c="2"/>end process;</text:p>
      <text:p text:style-name="Standard"/>
      <text:p text:style-name="Standard"/>
      <text:p text:style-name="Standard"><text:s text:c="2"/></text:p>
      <text:p text:style-name="Standard"><text:s text:c="2"/></text:p>
      <text:p text:style-name="Standard">end architecture cnt_dpram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07:10.99</meta:creation-date>
    <dc:date>2015-04-29T12:02:21.86</dc:date>
    <dc:creator>Pedro Barquin Ayuso</dc:creator>
    <meta:editing-duration>PT2M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78" meta:word-count="292" meta:character-count="2258"/>
  </office:meta>
</office:document-meta>
</file>